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31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 table:number-rows-repeated="2">
          <table:table-cell table:number-columns-repeated="3"/>
        </table:table-row>
        <table:table-row table:style-name="ro1">
          <table:table-cell/>
          <table:table-cell office:value-type="string" calcext:value-type="string">
            <text:p>cooler amd wraith stealth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/>
          <table:table-cell office:value-type="string" calcext:value-type="string">
            <text:p>processador amd ryzen 5 3500</text:p>
          </table:table-cell>
          <table:table-cell office:value-type="float" office:value="1273.53" calcext:value-type="float">
            <text:p>1273,53</text:p>
          </table:table-cell>
        </table:table-row>
        <table:table-row table:style-name="ro1">
          <table:table-cell/>
          <table:table-cell office:value-type="string" calcext:value-type="string">
            <text:p>memória ddr4 oloy owl black 8gb</text:p>
          </table:table-cell>
          <table:table-cell office:value-type="float" office:value="229.88" calcext:value-type="float">
            <text:p>229,88</text:p>
          </table:table-cell>
        </table:table-row>
        <table:table-row table:style-name="ro1">
          <table:table-cell/>
          <table:table-cell office:value-type="string" calcext:value-type="string">
            <text:p>Placa mãe biostar a320mh</text:p>
          </table:table-cell>
          <table:table-cell office:value-type="float" office:value="388.81" calcext:value-type="float">
            <text:p>388,8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3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13T16:23:50.641000000</meta:creation-date>
    <dc:date>2022-03-13T17:47:28.824000000</dc:date>
    <meta:editing-duration>PT1H13M28S</meta:editing-duration>
    <meta:editing-cycles>1</meta:editing-cycles>
    <meta:document-statistic meta:table-count="1" meta:cell-count="8" meta:object-count="0"/>
    <meta:generator>LibreOffice/7.2.5.2$Windows_X86_64 LibreOffice_project/499f9727c189e6ef3471021d6132d4c694f357e5</meta:generator>
  </office:meta>
</office:document-meta>
</file>